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stItemBody.startOf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stItemBody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ItemBody.endOf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stItemBody.ListItemBody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stItemBody.getNam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